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24902BA47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3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6" style:family="graphic" style:parent-style-name="standard">
      <style:graphic-properties draw:fill="solid" draw:fill-color="#8fd7d7" draw:textarea-vertical-align="middle" draw:auto-grow-height="false" fo:min-height="0.651cm" fo:min-width="0.656cm" loext:decorative="false"/>
      <style:paragraph-properties style:writing-mode="lr-tb"/>
    </style:style>
    <style:style style:name="gr7" style:family="graphic" style:parent-style-name="standard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cd8e" draw:textarea-horizontal-align="justify" draw:textarea-vertical-align="middle" draw:auto-grow-height="false" fo:min-height="0.44cm" fo:min-width="0.715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solid" draw:textarea-vertical-align="middle" loext:decorative="false"/>
    </style:style>
    <style:style style:name="gr10" style:family="graphic" style:parent-style-name="standard">
      <style:graphic-properties draw:textarea-vertical-align="middle" loext:decorative="false"/>
      <style:paragraph-properties style:writing-mode="lr-tb"/>
    </style:style>
    <style:style style:name="gr11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07cm" loext:decorative="false"/>
      <style:paragraph-properties style:writing-mode="lr-tb"/>
    </style:style>
    <style:style style:name="gr13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16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3.557cm" fo:min-width="0cm" fo:padding-top="0.15cm" fo:padding-bottom="0.15cm" fo:padding-left="0.275cm" fo:padding-right="0.275cm" fo:wrap-option="wrap" loext:decorative="false"/>
    </style:style>
    <style:style style:name="gr17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4cm" svg:stroke-color="#6390c2" draw:marker-start-width="0.27cm" draw:marker-end-width="0.27cm" draw:fill="solid" draw:fill-color="#f6f5f8" draw:textarea-horizontal-align="justify" draw:textarea-vertical-align="middle" draw:auto-grow-height="false" fo:min-height="0.986cm" fo:min-width="2.101cm" fo:padding-top="0.145cm" fo:padding-bottom="0.145cm" fo:padding-left="0.27cm" fo:padding-right="0.27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bdd373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fill-color="#ff8ca1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stroke="dash" draw:stroke-dash="Long_20_Dash" svg:stroke-width="0.04cm" svg:stroke-color="#345d95" draw:marker-start-width="0.26cm" draw:marker-end="Arrowheads_20_25" draw:marker-end-width="0.36cm" draw:fill="solid" draw:textarea-vertical-align="middle" fo:padding-top="0.145cm" fo:padding-bottom="0.145cm" fo:padding-left="0.27cm" fo:padding-right="0.27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12cm" loext:decorative="false"/>
      <style:paragraph-properties style:writing-mode="lr-tb"/>
    </style:style>
    <style:style style:name="gr23" style:family="graphic">
      <style:graphic-properties loext:decorative="false"/>
    </style:style>
    <style:style style:name="gr24" style:family="graphic" style:parent-style-name="objectwithoutfill">
      <style:graphic-properties draw:marker-end="Triangle_20_unfilled" draw:marker-end-width="0.3cm" draw:fill="solid" draw:textarea-vertical-align="middle" loext:decorative="false"/>
    </style:style>
    <style:style style:name="gr25" style:family="graphic" style:parent-style-name="standard">
      <style:graphic-properties draw:stroke="none" draw:fill="none" fo:min-height="0.35cm" loext:decorative="false"/>
      <style:paragraph-properties style:writing-mode="lr-tb"/>
    </style:style>
    <style:style style:name="gr26" style:family="graphic" style:parent-style-name="standard">
      <style:graphic-properties draw:stroke="solid" svg:stroke-color="#d86a50" draw:fill="solid" draw:fill-color="#f7d375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ca1"/>
      <style:paragraph-properties fo:text-align="center"/>
    </style:style>
    <style:style style:name="P3" style:family="paragraph">
      <loext:graphic-properties draw:fill="solid" draw:fill-color="#ffb255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00b0be"/>
      <style:paragraph-properties fo:text-align="center"/>
      <style:text-properties fo:color="#ffffff" loext:opacity="100%"/>
    </style:style>
    <style:style style:name="P6" style:family="paragraph">
      <loext:graphic-properties draw:fill="solid" draw:fill-color="#f45f74"/>
      <style:paragraph-properties fo:text-align="center"/>
    </style:style>
    <style:style style:name="P7" style:family="paragraph">
      <loext:graphic-properties draw:fill="solid" draw:fill-color="#bdd373"/>
      <style:paragraph-properties fo:text-align="center"/>
    </style:style>
    <style:style style:name="P8" style:family="paragraph">
      <loext:graphic-properties draw:fill="solid" draw:fill-color="#8fd7d7"/>
      <style:paragraph-properties fo:text-align="center"/>
    </style:style>
    <style:style style:name="P9" style:family="paragraph">
      <loext:graphic-properties draw:fill="solid" draw:fill-color="#f45f74"/>
      <style:paragraph-properties fo:text-align="center" style:writing-mode="lr-tb"/>
    </style:style>
    <style:style style:name="P10" style:family="paragraph">
      <loext:graphic-properties draw:fill="solid" draw:fill-color="#ffcd8e"/>
      <style:paragraph-properties fo:text-align="center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ffcd8e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98c127"/>
      <style:paragraph-properties fo:text-align="center"/>
      <style:text-properties fo:color="#ffffff" loext:opacity="100%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solid" draw:fill-color="#f6f5f8"/>
      <style:paragraph-properties fo:text-align="center" style:writing-mode="lr-tb"/>
    </style:style>
    <style:style style:name="P19" style:family="paragraph">
      <loext:graphic-properties draw:fill-color="#bdd373"/>
      <style:paragraph-properties fo:text-align="center" style:writing-mode="lr-tb"/>
    </style:style>
    <style:style style:name="P20" style:family="paragraph">
      <style:paragraph-properties fo:margin-left="0cm" fo:margin-right="0cm" fo:text-align="center" fo:text-indent="0cm"/>
      <style:text-properties style:use-window-font-color="true" loext:opacity="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21" style:family="paragraph">
      <loext:graphic-properties draw:fill-color="#ff8ca1"/>
      <style:paragraph-properties fo:margin-left="0cm" fo:margin-right="0cm" fo:text-align="center" fo:text-indent="0cm" style:writing-mode="lr-tb"/>
      <style:text-properties style:use-window-font-color="true" loext:opacity="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text-properties fo:font-size="8pt" style:font-size-asian="8pt" style:font-size-complex="8pt"/>
    </style:style>
    <style:style style:name="P24" style:family="paragraph">
      <loext:graphic-properties draw:fill="solid" draw:fill-color="#f7d375"/>
      <style:paragraph-properties fo:text-align="center"/>
      <style:text-properties fo:color="#000000" loext:opacity="100%" fo:font-size="10pt" fo:font-weight="normal" fo:background-color="#ffffff" style:font-size-asian="10pt" style:font-weight-asian="normal" style:font-size-complex="10pt" style:font-weight-complex="normal"/>
    </style:style>
    <style:style style:name="T1" style:family="text"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2" style:family="text"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loext:opacity="100%"/>
    </style:style>
    <style:style style:name="T5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T6" style:family="text">
      <style:text-properties style:use-window-font-color="true" loext:opacity="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1cm" svg:height="0.986cm" svg:x="9.26cm" svg:y="3.74cm">
          <text:p text:style-name="P1">Test</text:p>
        </draw:rect>
        <draw:rect draw:style-name="gr2" draw:text-style-name="P3" draw:layer="layout" svg:width="2.165cm" svg:height="0.984cm" svg:x="9.26cm" svg:y="4.923cm">
          <text:p text:style-name="P1">Test</text:p>
        </draw:rect>
        <draw:rect draw:style-name="gr3" draw:text-style-name="P5" draw:layer="layout" svg:width="2.232cm" svg:height="0.919cm" svg:x="9.193cm" svg:y="7.415cm">
          <text:p text:style-name="P4"><text:span text:style-name="T1">Test</text:span></text:p>
        </draw:rect>
        <draw:rect draw:style-name="gr4" draw:text-style-name="P6" draw:layer="layout" svg:width="2.232cm" svg:height="0.853cm" svg:x="9.193cm" svg:y="8.466cm">
          <text:p text:style-name="P1">Test</text:p>
        </draw:rect>
        <draw:rect draw:style-name="gr1" draw:text-style-name="P2" draw:layer="layout" svg:width="2.1cm" svg:height="0.986cm" svg:x="11.819cm" svg:y="3.74cm">
          <text:p text:style-name="P1">#FF8CA1</text:p>
        </draw:rect>
        <draw:rect draw:style-name="gr5" draw:text-style-name="P7" draw:layer="layout" svg:width="2.232cm" svg:height="0.919cm" svg:x="9.193cm" svg:y="9.45cm">
          <text:p text:style-name="P1">Process</text:p>
        </draw:rect>
        <draw:rect draw:style-name="gr6" draw:text-style-name="P8" draw:layer="layout" svg:width="2.1cm" svg:height="1.116cm" svg:x="1.897cm" svg:y="7.279cm">
          <text:p text:style-name="P4"><text:span text:style-name="T2">Process</text:span></text:p>
        </draw:rect>
        <draw:custom-shape draw:style-name="gr7" draw:text-style-name="P9" xml:id="id1" draw:id="id1" draw:layer="layout" svg:width="1.974cm" svg:height="1.027cm" svg:x="1.991cm" svg:y="2.827cm">
          <text:p text:style-name="P4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2" draw:id="id2" draw:layer="layout" svg:width="2.429cm" svg:height="1.378cm" svg:x="1.765cm" svg:y="4.85cm">
          <text:p text:style-name="P1">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1" draw:layer="layout" draw:type="curve" svg:x1="2.978cm" svg:y1="3.854cm" svg:x2="2.98cm" svg:y2="4.85cm" draw:start-shape="id1" draw:start-glue-point="8" draw:end-shape="id2" draw:end-glue-point="4" svg:d="M2978 3854c0 747 2 249 2 996" svg:viewBox="0 0 3 997">
          <text:p/>
        </draw:connector>
        <draw:rect draw:style-name="gr10" draw:text-style-name="P12" draw:layer="layout" svg:width="6.563cm" svg:height="0.591cm" svg:x="1.7cm" svg:y="1.7cm">
          <text:p text:style-name="P1"><text:span text:style-name="T3">Flow cart</text:span></text:p>
        </draw:rect>
        <draw:rect draw:style-name="gr10" draw:text-style-name="P12" draw:layer="layout" svg:width="6.563cm" svg:height="0.591cm" svg:x="8.853cm" svg:y="1.7cm">
          <text:p text:style-name="P1"><text:span text:style-name="T3">8 color</text:span></text:p>
        </draw:rect>
        <draw:rect draw:style-name="gr2" draw:text-style-name="P3" draw:layer="layout" svg:width="2.165cm" svg:height="0.984cm" svg:x="11.754cm" svg:y="4.923cm">
          <text:p text:style-name="P1">#FFB255</text:p>
        </draw:rect>
        <draw:rect draw:style-name="gr3" draw:text-style-name="P5" draw:layer="layout" svg:width="2.232cm" svg:height="0.919cm" svg:x="11.687cm" svg:y="7.415cm">
          <text:p text:style-name="P4"><text:span text:style-name="T1">#00B0BE</text:span></text:p>
        </draw:rect>
        <draw:rect draw:style-name="gr11" draw:text-style-name="P13" draw:layer="layout" svg:width="2.165cm" svg:height="0.984cm" svg:x="9.26cm" svg:y="6.234cm">
          <text:p text:style-name="P1">Test</text:p>
        </draw:rect>
        <draw:rect draw:style-name="gr11" draw:text-style-name="P13" draw:layer="layout" svg:width="2.165cm" svg:height="0.984cm" svg:x="11.754cm" svg:y="6.234cm">
          <text:p text:style-name="P1">#FFB255</text:p>
        </draw:rect>
        <draw:frame draw:style-name="gr12" draw:text-style-name="P14" draw:layer="layout" svg:width="3.711cm" svg:height="2.32cm" svg:x="8.883cm" svg:y="2.422cm">
          <draw:text-box>
            <text:p>Alternating Light/Dark Pairs</text:p>
          </draw:text-box>
        </draw:frame>
        <draw:rect draw:style-name="gr4" draw:text-style-name="P6" draw:layer="layout" svg:width="2.232cm" svg:height="0.853cm" svg:x="11.687cm" svg:y="8.466cm">
          <text:p text:style-name="P1">#F45F74</text:p>
        </draw:rect>
        <draw:rect draw:style-name="gr5" draw:text-style-name="P7" draw:layer="layout" svg:width="2.232cm" svg:height="0.919cm" svg:x="11.687cm" svg:y="9.45cm">
          <text:p text:style-name="P1">#BDD373</text:p>
        </draw:rect>
        <draw:rect draw:style-name="gr13" draw:text-style-name="P15" draw:layer="layout" svg:width="2.232cm" svg:height="0.918cm" svg:x="9.193cm" svg:y="10.566cm">
          <text:p text:style-name="P1"><text:span text:style-name="T4">Process</text:span></text:p>
        </draw:rect>
        <draw:rect draw:style-name="gr13" draw:text-style-name="P15" draw:layer="layout" svg:width="2.232cm" svg:height="0.918cm" svg:x="11.687cm" svg:y="10.566cm">
          <text:p text:style-name="P1"><text:span text:style-name="T4">#98C127</text:span></text:p>
        </draw:rect>
        <draw:frame draw:style-name="gr14" draw:text-style-name="P16" draw:layer="layout" svg:width="7.547cm" svg:height="5.365cm" svg:x="1.2cm" svg:y="12.635cm">
          <draw:image xlink:href="Pictures/10000000000003370000024902BA47C9.png" xlink:type="simple" xlink:show="embed" xlink:actuate="onLoad" draw:mime-type="image/png">
            <text:p/>
          </draw:image>
        </draw:frame>
        <draw:rect draw:style-name="gr10" draw:text-style-name="P12" draw:layer="layout" svg:width="6.563cm" svg:height="0.591cm" svg:x="17.647cm" svg:y="1.765cm">
          <text:p text:style-name="P1"><text:span text:style-name="T3">Connectors</text:span></text:p>
        </draw:rect>
        <draw:connector draw:style-name="gr15" draw:text-style-name="P11" draw:layer="layout" draw:type="curve" svg:x1="18.172cm" svg:y1="3.258cm" svg:x2="20.138cm" svg:y2="2.487cm" svg:d="M18172 3258c0-576 1966-191 1966-771" svg:viewBox="0 0 1967 772">
          <text:p/>
        </draw:connector>
        <draw:custom-shape draw:style-name="gr16" draw:text-style-name="P16" draw:layer="layout" svg:width="0.393cm" svg:height="4.069cm" draw:transform="rotate (-1.5707963267949) translate (21.716cm 4.32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rect draw:style-name="gr17" draw:text-style-name="P17" draw:layer="layout" svg:width="2.232cm" svg:height="0.919cm" svg:x="9.193cm" svg:y="11.681cm">
          <text:p text:style-name="P4"><text:span text:style-name="T5">Process</text:span></text:p>
        </draw:rect>
        <draw:rect draw:style-name="gr17" draw:text-style-name="P17" draw:layer="layout" svg:width="2.232cm" svg:height="0.919cm" svg:x="11.687cm" svg:y="11.681cm">
          <text:p text:style-name="P4"><text:span text:style-name="T5">#8fd7d7</text:span></text:p>
        </draw:rect>
        <draw:custom-shape draw:name="comment box" draw:style-name="gr18" draw:text-style-name="P18" xml:id="id3" draw:id="id3" draw:layer="layout" svg:width="2.6cm" svg:height="1.4cm" svg:x="4.4cm" svg:y="2.7cm">
          <text:p text:style-name="P1">In semantic 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19" draw:text-style-name="P19" draw:layer="layout" svg:width="2.294cm" svg:height="0.726cm" svg:x="1.907cm" svg:y="9cm">
          <text:p text:style-name="P1"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0" draw:text-style-name="P21" draw:layer="layout" svg:width="1.891cm" svg:height="1.497cm" svg:x="1.956cm" svg:y="10.202cm">
          <text:p text:style-name="P20"><text:span text:style-name="T6">Manual</text:span><text:span text:style-name="T6"><text:line-break/></text:span><text:span text:style-name="T6">inpu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1" draw:text-style-name="P11" draw:layer="layout" draw:type="curve" svg:x1="5.181cm" svg:y1="4.961cm" svg:x2="5.7cm" svg:y2="4.1cm" draw:end-shape="id3" draw:end-glue-point="6" svg:d="M5181 4961c0-255 519 175 519-861" svg:viewBox="0 0 520 862">
          <text:p/>
        </draw:connector>
        <draw:frame draw:style-name="gr22" draw:text-style-name="P22" draw:layer="layout" svg:width="7.612cm" svg:height="1.005cm" svg:x="20.5cm" svg:y="3cm">
          <draw:text-box>
            <text:p>long dashed for comments</text:p>
          </draw:text-box>
        </draw:frame>
        <draw:custom-shape draw:style-name="gr16" draw:text-style-name="P16" draw:layer="layout" svg:width="0.393cm" svg:height="4.069cm" svg:x="26.207cm" svg:y="3.03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g draw:style-name="gr23">
          <draw:connector draw:style-name="gr24" draw:text-style-name="P11" draw:layer="layout" draw:type="lines" draw:line-skew="3.212cm" svg:x1="17.773cm" svg:y1="8.885cm" svg:x2="20.017cm" svg:y2="6.7cm" svg:d="M17773 8885h2280l-36-2185" svg:viewBox="0 0 2281 2186">
            <text:p/>
          </draw:connector>
          <draw:frame draw:style-name="gr25" draw:text-style-name="P23" draw:layer="layout" svg:width="1.227cm" svg:height="0.6cm" svg:x="18.973cm" svg:y="8.185cm">
            <draw:text-box>
              <text:p><text:span text:style-name="T7">is-a</text:span></text:p>
            </draw:text-box>
          </draw:frame>
        </draw:g>
        <draw:rect draw:style-name="gr26" draw:text-style-name="P24" draw:layer="layout" svg:width="2.162cm" svg:height="0.775cm" svg:x="9.1cm" svg:y="15.225cm">
          <text:p text:style-name="P1"><text:span text:style-name="T8">Perception</text:span></text:p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5" draw:display-name="Arrowheads 25" svg:viewBox="0 0 20 20" svg:d="M0 20l10-20 10 20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20:40:18.003787870</meta:creation-date>
    <meta:editing-duration>PT20H41M39S</meta:editing-duration>
    <meta:editing-cycles>8</meta:editing-cycles>
    <meta:generator>LibreOffice/25.8.0.4$Linux_X86_64 LibreOffice_project/48f00303701489684e67c38c28aff00cd5929e67</meta:generator>
    <dc:title>digram_and_color_theme_standard</dc:title>
    <dc:date>2026-04-08T17:14:23.340863798</dc:date>
    <meta:document-statistic meta:object-count="37"/>
    <meta:template xlink:type="simple" xlink:actuate="onRequest" xlink:title="digram_and_color_theme_standard" xlink:href="../../../../../Templates/digram_and_color_theme_standard.otg" meta:date="2026-03-18T20:40:16.815305616"/>
  </office:meta>
</office:document-meta>
</file>